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1cm" svg:height="1.016cm" svg:x="6.969cm" svg:y="4.429cm">
          <text:p text:style-name="P1"><text:span text:style-name="T1">#configur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152cm" svg:y1="2.116cm" svg:x2="8.874cm" svg:y2="4.429cm" draw:end-shape="id1" draw:end-glue-point="0" svg:d="M9152 2116l-278 2313" svg:viewBox="0 0 279 2314">
          <text:p/>
        </draw:connector>
        <draw:custom-shape draw:style-name="gr1" draw:text-style-name="P1" xml:id="id2" draw:id="id2" draw:layer="layout" svg:width="2.667cm" svg:height="1.143cm" svg:x="1.381cm" svg:y="4.429cm">
          <text:p text:style-name="P1"><text:span text:style-name="T1">Read / Wri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4.048cm" svg:y1="5.001cm" svg:x2="6.969cm" svg:y2="4.937cm" draw:start-shape="id2" draw:start-glue-point="10" draw:end-shape="id1" draw:end-glue-point="3" svg:d="M4048 5001l2921-64" svg:viewBox="0 0 2922 65">
          <text:p/>
        </draw:connector>
        <draw:custom-shape draw:style-name="gr1" draw:text-style-name="P1" xml:id="id3" draw:id="id3" draw:layer="layout" svg:width="3.81cm" svg:height="1.016cm" svg:x="3.794cm" svg:y="7.731cm">
          <text:p text:style-name="P1"><text:span text:style-name="T1">#contestConf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8.874cm" svg:y1="5.445cm" svg:x2="5.699cm" svg:y2="7.731cm" draw:start-shape="id1" draw:start-glue-point="2" draw:end-shape="id3" draw:end-glue-point="0" svg:d="M8874 5445l-3175 2286" svg:viewBox="0 0 3176 2287">
          <text:p/>
        </draw:connector>
        <draw:custom-shape draw:style-name="gr1" draw:text-style-name="P1" xml:id="id4" draw:id="id4" draw:layer="layout" svg:width="3.81cm" svg:height="1.016cm" svg:x="10.525cm" svg:y="7.858cm">
          <text:p text:style-name="P1"><text:span text:style-name="T1">#contest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8.874cm" svg:y1="5.445cm" svg:x2="12.43cm" svg:y2="7.858cm" draw:start-shape="id1" draw:start-glue-point="2" draw:end-shape="id4" draw:end-glue-point="0" svg:d="M8874 5445l3556 2413" svg:viewBox="0 0 3557 2414">
          <text:p/>
        </draw:connector>
        <draw:connector draw:style-name="gr2" draw:text-style-name="P2" draw:layer="layout" draw:type="line" svg:x1="7.604cm" svg:y1="8.239cm" svg:x2="10.525cm" svg:y2="8.366cm" draw:start-shape="id3" draw:end-shape="id4" svg:d="M7604 8239l2921 127" svg:viewBox="0 0 2922 128">
          <text:p/>
        </draw:connector>
        <draw:custom-shape draw:style-name="gr1" draw:text-style-name="P1" xml:id="id5" draw:id="id5" draw:layer="layout" svg:width="3.81cm" svg:height="1.016cm" svg:x="3.667cm" svg:y="11.287cm">
          <text:p text:style-name="P1"><text:span text:style-name="T1">#slammerConf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2.43cm" svg:y1="8.874cm" svg:x2="5.572cm" svg:y2="11.287cm" draw:start-shape="id4" draw:start-glue-point="2" draw:end-shape="id5" draw:end-glue-point="0" svg:d="M12430 8874l-6858 2413" svg:viewBox="0 0 6859 2414">
          <text:p/>
        </draw:connector>
        <draw:custom-shape draw:style-name="gr1" draw:text-style-name="P1" xml:id="id6" draw:id="id6" draw:layer="layout" svg:width="3.81cm" svg:height="1.016cm" svg:x="10.652cm" svg:y="11.287cm">
          <text:p text:style-name="P1"><text:span text:style-name="T1">#group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2.43cm" svg:y1="8.874cm" svg:x2="12.557cm" svg:y2="11.287cm" draw:start-shape="id4" draw:start-glue-point="2" draw:end-shape="id6" draw:end-glue-point="0" svg:d="M12430 8874l127 2413" svg:viewBox="0 0 128 2414">
          <text:p/>
        </draw:connector>
        <draw:custom-shape draw:style-name="gr1" draw:text-style-name="P1" xml:id="id7" draw:id="id7" draw:layer="layout" svg:width="3.81cm" svg:height="1.016cm" svg:x="9.001cm" svg:y="13.7cm">
          <text:p text:style-name="P1"><text:span text:style-name="T1">#slammer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2.557cm" svg:y1="12.303cm" svg:x2="10.906cm" svg:y2="13.7cm" draw:start-shape="id6" draw:start-glue-point="2" draw:end-shape="id7" draw:end-glue-point="0" svg:d="M12557 12303l-1651 1397" svg:viewBox="0 0 1652 1398">
          <text:p/>
        </draw:connector>
        <draw:custom-shape draw:style-name="gr1" draw:text-style-name="P1" draw:layer="layout" svg:width="3.81cm" svg:height="1.016cm" svg:x="3.667cm" svg:y="15.732cm">
          <text:p text:style-name="P1"><text:span text:style-name="T1">#paus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2T10:08:20.891937801</meta:creation-date>
    <dc:date>2015-02-02T10:27:40.009077295</dc:date>
    <meta:editing-duration>PT3M54S</meta:editing-duration>
    <meta:editing-cycles>1</meta:editing-cycles>
    <meta:document-statistic meta:object-count="16"/>
    <meta:generator>LibreOffice/4.2.7.2$Linux_X86_64 LibreOffice_project/420m0$Build-2</meta:generator>
  </office:meta>
</office:document-meta>
</file>